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P1" style:family="paragraph" style:parent-style-name="Standard">
      <style:text-properties officeooo:rsid="0009f51c" officeooo:paragraph-rsid="0009f51c"/>
    </style:style>
    <style:style style:name="P2" style:family="paragraph" style:parent-style-name="Standard">
      <style:text-properties officeooo:rsid="000b7660" officeooo:paragraph-rsid="000b7660"/>
    </style:style>
    <style:style style:name="P3" style:family="paragraph" style:parent-style-name="Standard">
      <style:text-properties officeooo:rsid="000c53e9" officeooo:paragraph-rsid="000c53e9"/>
    </style:style>
    <style:style style:name="T1" style:family="text">
      <style:text-properties officeooo:rsid="000b9d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Raspberry Pi</text:p>
      <text:p text:style-name="P2">Arduino </text:p>
      <text:p text:style-name="P2"/>
      <text:p text:style-name="P2">Module sans fil</text:p>
      <text:p text:style-name="P3">Module Radio</text:p>
      <text:p text:style-name="P3">Module LoRa</text:p>
      <text:p text:style-name="P3">Module xBee</text:p>
      <text:p text:style-name="P2"/>
      <text:p text:style-name="P2">Hat / Adaptateur</text:p>
      <text:p text:style-name="P2"/>
      <text:p text:style-name="P2">Capteurs</text:p>
      <text:p text:style-name="P2"/>
      <text:p text:style-name="P2">Autre</text:p>
      <text:p text:style-name="P2">- Câbles</text:p>
      <text:p text:style-name="P2">- Panneau solaire</text:p>
      <text:p text:style-name="P2">- <text:span text:style-name="T1">Batterie</text:span></text:p>
      <text:p text:style-name="P2">- <text:span text:style-name="T1">Régulateur Panneau solaire → batterie → Arduin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9:06:39.405460682</meta:creation-date>
    <meta:generator>LibreOffice/5.4.5.1$Linux_X86_64 LibreOffice_project/40m0$Build-1</meta:generator>
    <dc:date>2018-04-09T11:14:41.874768246</dc:date>
    <meta:editing-duration>PT3H53M35S</meta:editing-duration>
    <meta:editing-cycles>4</meta:editing-cycles>
    <meta:document-statistic meta:table-count="0" meta:image-count="0" meta:object-count="0" meta:page-count="1" meta:paragraph-count="13" meta:word-count="32" meta:character-count="183" meta:non-whitespace-character-count="162"/>
  </office:meta>
</office:document-meta>
</file>